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ft.A</text:p>
          </table:table-cell>
          <table:table-cell table:formula="of:=MAX([.B3:.B100])" office:value-type="float" office:value="2998" calcext:value-type="float">
            <text:p>2998</text:p>
          </table:table-cell>
          <table:table-cell table:formula="of:=AVERAGE([.C3:.C100])" office:value-type="float" office:value="9515502853.33333" calcext:value-type="float">
            <text:p>9515502853.33333</text:p>
          </table:table-cell>
          <table:table-cell table:formula="of:=AVERAGE([.D3:.D100])" office:value-type="float" office:value="6846319908" calcext:value-type="float">
            <text:p>6846319908</text:p>
          </table:table-cell>
          <table:table-cell table:formula="of:=AVERAGE([.E3:.E100])" office:value-type="float" office:value="23764428" calcext:value-type="float">
            <text:p>23764428</text:p>
          </table:table-cell>
          <table:table-cell table:formula="of:=AVERAGE([.F3:.F100])" office:value-type="float" office:value="416790581.333333" calcext:value-type="float">
            <text:p>416790581.333333</text:p>
          </table:table-cell>
          <table:table-cell table:formula="of:=AVERAGE([.G3:.G100])" office:value-type="float" office:value="77715378" calcext:value-type="float">
            <text:p>77715378</text:p>
          </table:table-cell>
          <table:table-cell table:formula="of:=AVERAGE([.H3:.H100])" office:value-type="float" office:value="37397191.3333333" calcext:value-type="float">
            <text:p>37397191.3333333</text:p>
          </table:table-cell>
          <table:table-cell table:formula="of:=AVERAGE([.I3:.I100])" office:value-type="float" office:value="29" calcext:value-type="float">
            <text:p>29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1.29956333333333" calcext:value-type="float">
            <text:p>1.2995633333</text:p>
          </table:table-cell>
          <table:table-cell table:formula="of:=AVERAGE([.O3:.O100])" office:value-type="float" office:value="23764428.3333333" calcext:value-type="float">
            <text:p>23764428.3333333</text:p>
          </table:table-cell>
          <table:table-cell table:formula="of:=AVERAGE([.P3:.P100])" office:value-type="float" office:value="26.8008593333333" calcext:value-type="float">
            <text:p>26.8008593333</text:p>
          </table:table-cell>
          <table:table-cell table:formula="of:=AVERAGE([.Q3:.Q100])" office:value-type="float" office:value="4.99652766666667" calcext:value-type="float">
            <text:p>4.9965276667</text:p>
          </table:table-cell>
          <table:table-cell table:formula="of:=AVERAGE([.R3:.R100])" office:value-type="float" office:value="2.404502" calcext:value-type="float">
            <text:p>2.404502</text:p>
          </table:table-cell>
          <table:table-cell table:formula="of:=AVERAGE([.S3:.S100])" office:value-type="float" office:value="5.23666666666667" calcext:value-type="float">
            <text:p>5.2366666667</text:p>
          </table:table-cell>
          <table:table-cell table:formula="of:=AVERAGE([.T3:.T100])"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291" calcext:value-type="float">
            <text:p>34291</text:p>
          </table:table-cell>
          <table:table-cell office:value-type="float" office:value="1004" calcext:value-type="float">
            <text:p>1004</text:p>
          </table:table-cell>
          <table:table-cell office:value-type="float" office:value="4436923682" calcext:value-type="float">
            <text:p>4436923682</text:p>
          </table:table-cell>
          <table:table-cell office:value-type="float" office:value="5514167196" calcext:value-type="float">
            <text:p>5514167196</text:p>
          </table:table-cell>
          <table:table-cell office:value-type="float" office:value="15620979" calcext:value-type="float">
            <text:p>15620979</text:p>
          </table:table-cell>
          <table:table-cell office:value-type="float" office:value="171729672" calcext:value-type="float">
            <text:p>171729672</text:p>
          </table:table-cell>
          <table:table-cell office:value-type="float" office:value="36215608" calcext:value-type="float">
            <text:p>36215608</text:p>
          </table:table-cell>
          <table:table-cell office:value-type="float" office:value="17470919" calcext:value-type="float">
            <text:p>174709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04641" calcext:value-type="float">
            <text:p>0.804641</text:p>
          </table:table-cell>
          <table:table-cell office:value-type="float" office:value="15620979" calcext:value-type="float">
            <text:p>15620979</text:p>
          </table:table-cell>
          <table:table-cell office:value-type="float" office:value="10.946911" calcext:value-type="float">
            <text:p>10.946911</text:p>
          </table:table-cell>
          <table:table-cell office:value-type="float" office:value="2.308565" calcext:value-type="float">
            <text:p>2.308565</text:p>
          </table:table-cell>
          <table:table-cell office:value-type="float" office:value="1.113684" calcext:value-type="float">
            <text:p>1.113684</text:p>
          </table:table-cell>
          <table:table-cell office:value-type="float" office:value="4.74" calcext:value-type="float">
            <text:p>4.7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4291" calcext:value-type="float">
            <text:p>34291</text:p>
          </table:table-cell>
          <table:table-cell office:value-type="float" office:value="2008" calcext:value-type="float">
            <text:p>2008</text:p>
          </table:table-cell>
          <table:table-cell office:value-type="float" office:value="7466675474" calcext:value-type="float">
            <text:p>7466675474</text:p>
          </table:table-cell>
          <table:table-cell office:value-type="float" office:value="6340359201" calcext:value-type="float">
            <text:p>6340359201</text:p>
          </table:table-cell>
          <table:table-cell office:value-type="float" office:value="17636446" calcext:value-type="float">
            <text:p>17636446</text:p>
          </table:table-cell>
          <table:table-cell office:value-type="float" office:value="304764955" calcext:value-type="float">
            <text:p>304764955</text:p>
          </table:table-cell>
          <table:table-cell office:value-type="float" office:value="55293840" calcext:value-type="float">
            <text:p>55293840</text:p>
          </table:table-cell>
          <table:table-cell office:value-type="float" office:value="26106320" calcext:value-type="float">
            <text:p>261063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77642" calcext:value-type="float">
            <text:p>1.177642</text:p>
          </table:table-cell>
          <table:table-cell office:value-type="float" office:value="17636446" calcext:value-type="float">
            <text:p>17636446</text:p>
          </table:table-cell>
          <table:table-cell office:value-type="float" office:value="19.427248" calcext:value-type="float">
            <text:p>19.427248</text:p>
          </table:table-cell>
          <table:table-cell office:value-type="float" office:value="3.524707" calcext:value-type="float">
            <text:p>3.524707</text:p>
          </table:table-cell>
          <table:table-cell office:value-type="float" office:value="1.664148" calcext:value-type="float">
            <text:p>1.664148</text:p>
          </table:table-cell>
          <table:table-cell office:value-type="float" office:value="5.51" calcext:value-type="float">
            <text:p>5.5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4291" calcext:value-type="float">
            <text:p>34291</text:p>
          </table:table-cell>
          <table:table-cell office:value-type="float" office:value="2998" calcext:value-type="float">
            <text:p>2998</text:p>
          </table:table-cell>
          <table:table-cell office:value-type="float" office:value="16642909404" calcext:value-type="float">
            <text:p>16642909404</text:p>
          </table:table-cell>
          <table:table-cell office:value-type="float" office:value="8684433327" calcext:value-type="float">
            <text:p>8684433327</text:p>
          </table:table-cell>
          <table:table-cell office:value-type="float" office:value="38035859" calcext:value-type="float">
            <text:p>38035859</text:p>
          </table:table-cell>
          <table:table-cell office:value-type="float" office:value="773877117" calcext:value-type="float">
            <text:p>773877117</text:p>
          </table:table-cell>
          <table:table-cell office:value-type="float" office:value="141636686" calcext:value-type="float">
            <text:p>141636686</text:p>
          </table:table-cell>
          <table:table-cell office:value-type="float" office:value="68614335" calcext:value-type="float">
            <text:p>686143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16407" calcext:value-type="float">
            <text:p>1.916407</text:p>
          </table:table-cell>
          <table:table-cell office:value-type="float" office:value="38035860" calcext:value-type="float">
            <text:p>38035860</text:p>
          </table:table-cell>
          <table:table-cell office:value-type="float" office:value="50.028419" calcext:value-type="float">
            <text:p>50.028419</text:p>
          </table:table-cell>
          <table:table-cell office:value-type="float" office:value="9.156311" calcext:value-type="float">
            <text:p>9.156311</text:p>
          </table:table-cell>
          <table:table-cell office:value-type="float" office:value="4.435674" calcext:value-type="float">
            <text:p>4.435674</text:p>
          </table:table-cell>
          <table:table-cell office:value-type="float" office:value="5.46" calcext:value-type="float">
            <text:p>5.46</text:p>
          </table:table-cell>
          <table:table-cell office:value-type="float" office:value="2.06" calcext:value-type="float">
            <text:p>2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19:16.597424424</dc:date>
    <meta:editing-duration>PT1H31M5S</meta:editing-duration>
    <meta:editing-cycles>13</meta:editing-cycles>
    <meta:generator>LibreOffice/5.1.4.2$Linux_X86_64 LibreOffice_project/10m0$Build-2</meta:generator>
    <meta:document-statistic meta:table-count="1" meta:cell-count="100" meta:object-count="0"/>
  </office:meta>
</office:document-meta>
</file>